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mor de Perdição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Personagens</text:p>
          </table:table-cell>
          <table:table-cell office:value-type="string" calcext:value-type="string">
            <text:p>Ocorrênc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ão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imão Botelho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hereza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us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ão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thazar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Amor de Salvação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Personagens</text:p>
          </table:table-cell>
          <table:table-cell office:value-type="string" calcext:value-type="string">
            <text:p>Ocorrênc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fonso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falda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us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fonso de Teive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. José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A Neta do Arcediago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Personagens</text:p>
          </table:table-cell>
          <table:table-cell office:value-type="string" calcext:value-type="string">
            <text:p>Ocorrênc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iz da Cunha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Luiz</text:p>
          </table:table-cell>
          <table:table-cell table:style-name="ce2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João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us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arda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ureira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O que Fazem as Mulheres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Personagens</text:p>
          </table:table-cell>
          <table:table-cell office:value-type="string" calcext:value-type="string">
            <text:p>Ocorrênc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lic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. Angelic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elchio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elchior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ntonio de Almeida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ão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us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7">00-00-0000</text:date>, <text:time style:data-style-name="N2" text:time-value="15:17:42.0110738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6T15:26:32.190981780</meta:creation-date>
    <dc:date>2023-05-17T15:18:13.200744829</dc:date>
    <meta:editing-duration>PT3M51S</meta:editing-duration>
    <meta:editing-cycles>2</meta:editing-cycles>
    <meta:generator>LibreOffice/6.4.7.2$Linux_X86_64 LibreOffice_project/40$Build-2</meta:generator>
    <meta:document-statistic meta:table-count="1" meta:cell-count="60" meta:object-count="0"/>
  </office:meta>
</office:document-meta>
</file>